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39633">
            <text:p>39633</text:p>
          </table:table-cell>
          <table:table-cell office:value-type="float" office:value="39634">
            <text:p>39634</text:p>
          </table:table-cell>
          <table:table-cell office:value-type="string">
            <text:p>Class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string">
            <text:p>hotel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392">
            <text:p>392</text:p>
          </table:table-cell>
          <table:table-cell table:number-columns-repeated="10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ser</text:p>
          </table:table-cell>
        </table:table-row>
        <table:table-row table:style-name="ro3">
          <table:table-cell office:value-type="float" office:value="393">
            <text:p>393</text:p>
          </table:table-cell>
          <table:table-cell table:number-columns-repeated="10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394">
            <text:p>394</text:p>
          </table:table-cell>
          <table:table-cell table:number-columns-repeated="10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395">
            <text:p>395</text:p>
          </table:table-cell>
          <table:table-cell table:number-columns-repeated="10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396">
            <text:p>396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440">
            <text:p>440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41">
            <text:p>441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442">
            <text:p>442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43">
            <text:p>443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444">
            <text:p>444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3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3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float" office:value="440">
            <text:p>4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float" office:value="442">
            <text:p>4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3">
            <text:p>44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</meta:initial-creator>
    <meta:creation-date>2015-12-07T14:36:16</meta:creation-date>
    <dc:date>2015-12-07T16:45:48</dc:date>
    <dc:creator>Claire </dc:creator>
    <meta:editing-duration>PT1H6M3S</meta:editing-duration>
    <meta:editing-cycles>5</meta:editing-cycles>
    <meta:generator>LibreOffice/3.5$Linux_X86_64 LibreOffice_project/350m1$Build-2</meta:generator>
    <meta:document-statistic meta:table-count="3" meta:cell-count="191" meta:object-count="0"/>
  </office:meta>
</office:document-meta>
</file>